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6cm" svg:height="14.6cm" svg:x="3cm" svg:y="2.6cm">
          <text:p/>
        </draw:rect>
        <draw:frame draw:style-name="gr2" draw:text-style-name="P2" draw:layer="layout" svg:width="4.4cm" svg:height="13.271cm" svg:x="3.2cm" svg:y="3.2cm">
          <draw:text-box>
            <text:p><text:span text:style-name="T1">1</text:span></text:p>
            <text:p><text:span text:style-name="T1"/></text:p>
            <text:p><text:span text:style-name="T1">2</text:span></text:p>
            <text:p><text:span text:style-name="T1"/></text:p>
            <text:p><text:span text:style-name="T1">3</text:span></text:p>
          </draw:text-box>
        </draw:frame>
        <draw:frame draw:style-name="gr2" draw:text-style-name="P2" xml:id="id1" draw:id="id1" draw:layer="layout" svg:width="4.4cm" svg:height="13.271cm" svg:x="11.4cm" svg:y="3.201cm">
          <draw:text-box>
            <text:p><text:span text:style-name="T1">a</text:span></text:p>
            <text:p><text:span text:style-name="T1"/></text:p>
            <text:p><text:span text:style-name="T1">b</text:span></text:p>
            <text:p><text:span text:style-name="T1"/></text:p>
            <text:p><text:span text:style-name="T1">c</text:span></text:p>
          </draw:text-box>
        </draw:frame>
        <draw:connector draw:style-name="gr3" draw:text-style-name="P1" draw:layer="layout" draw:type="line" svg:x1="5.545cm" svg:y1="4.553cm" svg:x2="10.873cm" svg:y2="4.677cm" svg:d="M5545 4553l5328 124">
          <text:p/>
        </draw:connector>
        <draw:connector draw:style-name="gr3" draw:text-style-name="P1" draw:layer="layout" draw:type="line" svg:x1="5.483cm" svg:y1="5.018cm" svg:x2="11.4cm" svg:y2="9.836cm" draw:end-shape="id1" draw:end-glue-point="3" svg:d="M5483 5018l5917 4818">
          <text:p/>
        </draw:connector>
        <draw:connector draw:style-name="gr3" draw:text-style-name="P1" draw:layer="layout" draw:type="line" svg:x1="5.359cm" svg:y1="5.328cm" svg:x2="11.059cm" svg:y2="14.713cm" svg:d="M5359 5328l5700 9385">
          <text:p/>
        </draw:connector>
        <draw:connector draw:style-name="gr3" draw:text-style-name="P1" xml:id="id2" draw:id="id2" draw:layer="layout" draw:type="line" svg:x1="5.545cm" svg:y1="14.961cm" svg:x2="11.152cm" svg:y2="15.023cm" svg:d="M5545 14961l5607 62">
          <text:p/>
        </draw:connector>
        <draw:connector draw:style-name="gr3" draw:text-style-name="P1" draw:layer="layout" draw:type="line" svg:x1="5.7cm" svg:y1="14.558cm" svg:x2="11.4cm" svg:y2="9.836cm" draw:end-shape="id1" draw:end-glue-point="3" svg:d="M5700 14558l5700-4722">
          <text:p/>
        </draw:connector>
        <draw:connector draw:style-name="gr3" draw:text-style-name="P1" draw:layer="layout" draw:type="line" svg:x1="5.545cm" svg:y1="14.001cm" svg:x2="11.183cm" svg:y2="5.08cm" svg:d="M5545 14001l5638-8921">
          <text:p/>
        </draw:connector>
        <draw:connector draw:style-name="gr3" draw:text-style-name="P1" draw:layer="layout" draw:type="line" svg:x1="5.669cm" svg:y1="9.23cm" svg:x2="10.656cm" svg:y2="5.39cm" svg:d="M5669 9230l4987-3840">
          <text:p/>
        </draw:connector>
        <draw:connector draw:style-name="gr3" draw:text-style-name="P1" draw:layer="layout" draw:type="line" svg:x1="5.762cm" svg:y1="9.757cm" svg:x2="10.625cm" svg:y2="9.757cm" svg:d="M5762 9757h4863">
          <text:p/>
        </draw:connector>
        <draw:connector draw:style-name="gr3" draw:text-style-name="P1" draw:layer="layout" draw:type="line" svg:x1="5.731cm" svg:y1="10.067cm" svg:x2="11.152cm" svg:y2="15.023cm" draw:end-shape="id2" draw:end-glue-point="3" svg:d="M5731 10067l5421 4956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rect draw:style-name="gr1" draw:text-style-name="P1" draw:layer="layout" svg:width="2.6cm" svg:height="14.6cm" svg:x="3cm" svg:y="2.6cm">
            <text:p/>
          </draw:rect>
          <draw:frame draw:style-name="gr2" draw:text-style-name="P2" draw:layer="layout" svg:width="4.4cm" svg:height="13.271cm" svg:x="3.2cm" svg:y="3.2cm">
            <draw:text-box>
              <text:p><text:span text:style-name="T1">1</text:span></text:p>
              <text:p><text:span text:style-name="T1"/></text:p>
              <text:p><text:span text:style-name="T1">2</text:span></text:p>
              <text:p><text:span text:style-name="T1"/></text:p>
              <text:p><text:span text:style-name="T1">3</text:span></text:p>
            </draw:text-box>
          </draw:frame>
        </draw:g>
        <draw:connector draw:style-name="gr3" draw:text-style-name="P1" draw:layer="layout" draw:type="line" svg:x1="5.545cm" svg:y1="4.553cm" svg:x2="10.873cm" svg:y2="4.677cm" svg:d="M5545 4553l5328 124">
          <text:p/>
        </draw:connector>
        <draw:connector draw:style-name="gr3" draw:text-style-name="P1" draw:layer="layout" draw:type="line" svg:x1="5.483cm" svg:y1="5.018cm" svg:x2="11.4cm" svg:y2="9.836cm" svg:d="M5483 5018l5917 4818">
          <text:p/>
        </draw:connector>
        <draw:connector draw:style-name="gr3" draw:text-style-name="P1" draw:layer="layout" draw:type="line" svg:x1="5.359cm" svg:y1="5.328cm" svg:x2="11.059cm" svg:y2="14.713cm" svg:d="M5359 5328l5700 9385">
          <text:p/>
        </draw:connector>
        <draw:connector draw:style-name="gr3" draw:text-style-name="P1" xml:id="id3" draw:id="id3" draw:layer="layout" draw:type="line" svg:x1="5.545cm" svg:y1="14.961cm" svg:x2="11.152cm" svg:y2="15.023cm" svg:d="M5545 14961l5607 62">
          <text:p/>
        </draw:connector>
        <draw:connector draw:style-name="gr3" draw:text-style-name="P1" draw:layer="layout" draw:type="line" svg:x1="5.7cm" svg:y1="14.558cm" svg:x2="11.4cm" svg:y2="9.836cm" svg:d="M5700 14558l5700-4722">
          <text:p/>
        </draw:connector>
        <draw:connector draw:style-name="gr3" draw:text-style-name="P1" draw:layer="layout" draw:type="line" svg:x1="5.545cm" svg:y1="14.001cm" svg:x2="11.183cm" svg:y2="5.08cm" svg:d="M5545 14001l5638-8921">
          <text:p/>
        </draw:connector>
        <draw:connector draw:style-name="gr3" draw:text-style-name="P1" draw:layer="layout" draw:type="line" svg:x1="5.669cm" svg:y1="9.23cm" svg:x2="10.656cm" svg:y2="5.39cm" svg:d="M5669 9230l4987-3840">
          <text:p/>
        </draw:connector>
        <draw:connector draw:style-name="gr3" draw:text-style-name="P1" draw:layer="layout" draw:type="line" svg:x1="5.762cm" svg:y1="9.757cm" svg:x2="10.625cm" svg:y2="9.757cm" svg:d="M5762 9757h4863">
          <text:p/>
        </draw:connector>
        <draw:connector draw:style-name="gr3" draw:text-style-name="P1" draw:layer="layout" draw:type="line" svg:x1="5.731cm" svg:y1="10.067cm" svg:x2="11.152cm" svg:y2="15.023cm" draw:end-shape="id3" draw:end-glue-point="3" svg:d="M5731 10067l5421 4956">
          <text:p/>
        </draw:connector>
        <draw:rect draw:style-name="gr1" draw:text-style-name="P1" draw:layer="layout" svg:width="2.6cm" svg:height="14.6cm" svg:x="11.4cm" svg:y="2.4cm">
          <text:p/>
        </draw:rect>
        <draw:frame draw:style-name="gr2" draw:text-style-name="P2" draw:layer="layout" svg:width="4.4cm" svg:height="13.271cm" svg:x="11.6cm" svg:y="3cm">
          <draw:text-box>
            <text:p><text:span text:style-name="T1">1</text:span></text:p>
            <text:p><text:span text:style-name="T1"/></text:p>
            <text:p><text:span text:style-name="T1">2</text:span></text:p>
            <text:p><text:span text:style-name="T1"/></text:p>
            <text:p><text:span text:style-name="T1">3</text:span></text:p>
          </draw:text-box>
        </draw:frame>
        <draw:connector draw:style-name="gr3" draw:text-style-name="P1" draw:layer="layout" draw:type="line" svg:x1="14.045cm" svg:y1="4.553cm" svg:x2="19.373cm" svg:y2="4.677cm" svg:d="M14045 4553l5328 124">
          <text:p/>
        </draw:connector>
        <draw:connector draw:style-name="gr3" draw:text-style-name="P1" draw:layer="layout" draw:type="line" svg:x1="13.983cm" svg:y1="5.018cm" svg:x2="19.9cm" svg:y2="9.836cm" svg:d="M13983 5018l5917 4818">
          <text:p/>
        </draw:connector>
        <draw:connector draw:style-name="gr3" draw:text-style-name="P1" draw:layer="layout" draw:type="line" svg:x1="13.859cm" svg:y1="5.328cm" svg:x2="19.559cm" svg:y2="14.713cm" svg:d="M13859 5328l5700 9385">
          <text:p/>
        </draw:connector>
        <draw:connector draw:style-name="gr3" draw:text-style-name="P1" xml:id="id4" draw:id="id4" draw:layer="layout" draw:type="line" svg:x1="14.045cm" svg:y1="14.961cm" svg:x2="19.652cm" svg:y2="15.023cm" svg:d="M14045 14961l5607 62">
          <text:p/>
        </draw:connector>
        <draw:connector draw:style-name="gr3" draw:text-style-name="P1" draw:layer="layout" draw:type="line" svg:x1="14.2cm" svg:y1="14.558cm" svg:x2="19.9cm" svg:y2="9.836cm" svg:d="M14200 14558l5700-4722">
          <text:p/>
        </draw:connector>
        <draw:connector draw:style-name="gr3" draw:text-style-name="P1" draw:layer="layout" draw:type="line" svg:x1="14.045cm" svg:y1="14.001cm" svg:x2="19.683cm" svg:y2="5.08cm" svg:d="M14045 14001l5638-8921">
          <text:p/>
        </draw:connector>
        <draw:connector draw:style-name="gr3" draw:text-style-name="P1" draw:layer="layout" draw:type="line" svg:x1="14.169cm" svg:y1="9.23cm" svg:x2="19.156cm" svg:y2="5.39cm" svg:d="M14169 9230l4987-3840">
          <text:p/>
        </draw:connector>
        <draw:connector draw:style-name="gr3" draw:text-style-name="P1" draw:layer="layout" draw:type="line" svg:x1="14.262cm" svg:y1="9.757cm" svg:x2="19.125cm" svg:y2="9.757cm" svg:d="M14262 9757h4863">
          <text:p/>
        </draw:connector>
        <draw:connector draw:style-name="gr3" draw:text-style-name="P1" draw:layer="layout" draw:type="line" svg:x1="14.231cm" svg:y1="10.067cm" svg:x2="19.652cm" svg:y2="15.023cm" draw:end-shape="id4" draw:end-glue-point="3" svg:d="M14231 10067l5421 4956">
          <text:p/>
        </draw:connector>
        <draw:rect draw:style-name="gr1" draw:text-style-name="P1" draw:layer="layout" svg:width="2.6cm" svg:height="14.6cm" svg:x="19.9cm" svg:y="2.4cm">
          <text:p/>
        </draw:rect>
        <draw:frame draw:style-name="gr2" draw:text-style-name="P2" draw:layer="layout" svg:width="4.4cm" svg:height="13.271cm" svg:x="20.1cm" svg:y="3cm">
          <draw:text-box>
            <text:p><text:span text:style-name="T1">1</text:span></text:p>
            <text:p><text:span text:style-name="T1"/></text:p>
            <text:p><text:span text:style-name="T1">2</text:span></text:p>
            <text:p><text:span text:style-name="T1"/></text:p>
            <text:p><text:span text:style-name="T1">3</text:span></text:p>
          </draw:text-box>
        </draw:frame>
        <draw:frame draw:style-name="gr5" draw:layer="layout" svg:width="11cm" svg:height="0.962cm" svg:x="2.8cm" svg:y="0.8cm">
          <draw:text-box>
            <text:p>Repeat 3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30T14:16:57</meta:creation-date>
    <meta:editing-duration>PT12H16M17S</meta:editing-duration>
    <meta:editing-cycles>10</meta:editing-cycles>
    <dc:date>2020-08-12T15:39:31</dc:date>
    <meta:generator>OpenOffice/4.1.7$Unix OpenOffice.org_project/417m1$Build-9800</meta:generator>
    <meta:document-statistic meta:object-count="63"/>
  </office:meta>
</office:document-meta>
</file>